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3.1228in"/>
    </style:style>
    <style:style style:name="co7" style:family="table-column">
      <style:table-column-properties fo:break-before="auto" style:column-width="3.4126in"/>
    </style:style>
    <style:style style:name="co8" style:family="table-column">
      <style:table-column-properties fo:break-before="auto" style:column-width="1.8256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986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Würth Elektronik</text:p>
          </table:table-cell>
          <table:table-cell office:value-type="float" office:value="885012106022" calcext:value-type="float">
            <text:p>885012106022</text:p>
          </table:table-cell>
          <table:table-cell office:value-type="string" calcext:value-type="string">
            <text:p>X5R Ceramic Capacitor; X5R Ceramic Capacito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710-885012106022</text:p>
          </table:table-cell>
          <table:table-cell office:value-type="float" office:value="2495150" calcext:value-type="float">
            <text:p>2495150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732-7919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2, C33, C5, C22, C24, C25, C27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4KB8NNNC</text:p>
          </table:table-cell>
          <table:table-cell office:value-type="string" calcext:value-type="string">
            <text:p>X7R Ceramic Capacitor; 0.1uF/50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7-CL10B104KB8NNNC</text:p>
          </table:table-cell>
          <table:table-cell office:value-type="float" office:value="1301804" calcext:value-type="float">
            <text:p>1301804</text:p>
          </table:table-cell>
          <table:table-cell office:value-type="string" calcext:value-type="string">
            <text:p>CL10B104KB8NNNC</text:p>
          </table:table-cell>
          <table:table-cell office:value-type="string" calcext:value-type="string">
            <text:p>1276-1000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4, C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/50V</text:p>
          </table:table-cell>
          <table:table-cell office:value-type="string" calcext:value-type="string">
            <text:p>Würth Elektronik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C0G (NP0) Ceramic Capacitor; 10pF/50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710-885012005055</text:p>
          </table:table-cell>
          <table:table-cell office:value-type="float" office:value="2533813" calcext:value-type="float">
            <text:p>2533813</text:p>
          </table:table-cell>
          <table:table-cell office:value-type="string" calcext:value-type="string">
            <text:p>VJ0402A100JXAPW1BC</text:p>
          </table:table-cell>
          <table:table-cell office:value-type="string" calcext:value-type="string">
            <text:p>732-7469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/35V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88R6YA225MA12D</text:p>
          </table:table-cell>
          <table:table-cell office:value-type="string" calcext:value-type="string">
            <text:p>X5R Ceramic Capacitor; 2.2uF/35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81-GRM188R6YA225MA2D</text:p>
          </table:table-cell>
          <table:table-cell office:value-type="float" office:value="2611926" calcext:value-type="float">
            <text:p>2611926</text:p>
          </table:table-cell>
          <table:table-cell office:value-type="string" calcext:value-type="string">
            <text:p><text:s/>CL10A225KA8NNNC</text:p>
          </table:table-cell>
          <table:table-cell office:value-type="string" calcext:value-type="string">
            <text:p>490-10486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/10V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316ABJ476ML-T</text:p>
          </table:table-cell>
          <table:table-cell office:value-type="string" calcext:value-type="string">
            <text:p>X5R Ceramic Capacitor; 47uF/10V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963-LMK316ABJ476ML-T</text:p>
          </table:table-cell>
          <table:table-cell office:value-type="float" office:value="2426965" calcext:value-type="float">
            <text:p>2426965</text:p>
          </table:table-cell>
          <table:table-cell office:value-type="string" calcext:value-type="string">
            <text:p>CL31A476MPHNNNE</text:p>
          </table:table-cell>
          <table:table-cell office:value-type="string" calcext:value-type="string">
            <text:p>587-3428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31, C32, C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X5R Ceramic Capacitor; 10uF/35V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87-CL31A106MBHNNNE</text:p>
          </table:table-cell>
          <table:table-cell office:value-type="float" office:value="2672214" calcext:value-type="float">
            <text:p>2672214</text:p>
          </table:table-cell>
          <table:table-cell office:value-type="string" calcext:value-type="string">
            <text:p>CL31A106KBHNNNE</text:p>
          </table:table-cell>
          <table:table-cell office:value-type="string" calcext:value-type="string">
            <text:p>1276-6736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D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E3-08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1N4148W-E3-08</text:p>
          </table:table-cell>
          <table:table-cell office:value-type="string" calcext:value-type="string">
            <text:p>DIODE GEN PURP 75V 150MA SOD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78-1N4148W-E3-08</text:p>
          </table:table-cell>
          <table:table-cell office:value-type="float" office:value="2433353" calcext:value-type="float">
            <text:p>2433353</text:p>
          </table:table-cell>
          <table:table-cell office:value-type="string" calcext:value-type="string">
            <text:p>1N4148W-E3-08</text:p>
          </table:table-cell>
          <table:table-cell office:value-type="string" calcext:value-type="string">
            <text:p>1N4148W-E3-08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11, J12, J13, J15, J16, J17, J18, J1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ST-PH_2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2B-PH-SM4-TB(LF)(SN)</text:p>
          </table:table-cell>
          <table:table-cell office:value-type="string" calcext:value-type="string">
            <text:p>CONN HEADER SMD R/A 2POS 2MM</text:p>
          </table:table-cell>
          <table:table-cell office:value-type="string" calcext:value-type="string">
            <text:p>JST_PH_2</text:p>
          </table:table-cell>
          <table:table-cell office:value-type="string" calcext:value-type="string">
            <text:p>X</text:p>
          </table:table-cell>
          <table:table-cell office:value-type="float" office:value="9492615" calcext:value-type="float">
            <text:p>9492615</text:p>
          </table:table-cell>
          <table:table-cell office:value-type="string" calcext:value-type="string">
            <text:p>S2B-PH-SM4-TB</text:p>
          </table:table-cell>
          <table:table-cell office:value-type="string" calcext:value-type="string">
            <text:p>455-1749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SPI-0418FS-2R2M-T3</text:p>
          </table:table-cell>
          <table:table-cell office:value-type="string" calcext:value-type="string">
            <text:p>FIXED IND 2.2UH 2.9A 37 MOHM SMD</text:p>
          </table:table-cell>
          <table:table-cell office:value-type="string" calcext:value-type="string">
            <text:p>ASPI-0418</text:p>
          </table:table-cell>
          <table:table-cell office:value-type="string" calcext:value-type="string">
            <text:p>815-ASPI418FS2R2MT3</text:p>
          </table:table-cell>
          <table:table-cell office:value-type="float" office:value="2408938" calcext:value-type="float">
            <text:p>2408938</text:p>
          </table:table-cell>
          <table:table-cell office:value-type="string" calcext:value-type="string">
            <text:p>DJNR4018-2R2-S</text:p>
          </table:table-cell>
          <table:table-cell office:value-type="string" calcext:value-type="string">
            <text:p>535-10759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150060AS75000</text:p>
          </table:table-cell>
          <table:table-cell office:value-type="string" calcext:value-type="string">
            <text:p>WL-SMCW SMT MONO-COLOR CHIP L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710-150060AS75000</text:p>
          </table:table-cell>
          <table:table-cell office:value-type="float" office:value="2900757" calcext:value-type="float">
            <text:p>2900757</text:p>
          </table:table-cell>
          <table:table-cell office:value-type="string" calcext:value-type="string">
            <text:p>LL-S192PUAC-2A</text:p>
          </table:table-cell>
          <table:table-cell office:value-type="string" calcext:value-type="string">
            <text:p>732-150060AS75000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CRGCQ0603J10K</text:p>
          </table:table-cell>
          <table:table-cell office:value-type="string" calcext:value-type="string">
            <text:p>RES 0603 10K 5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79-CRGCQ0603J10K</text:p>
          </table:table-cell>
          <table:table-cell office:value-type="float" office:value="2861870" calcext:value-type="float">
            <text:p>2861870</text:p>
          </table:table-cell>
          <table:table-cell office:value-type="string" calcext:value-type="string">
            <text:p>CRCW060310K0JNTABC</text:p>
          </table:table-cell>
          <table:table-cell office:value-type="string" calcext:value-type="string">
            <text:p>A130097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CRGCQ0603J1K0</text:p>
          </table:table-cell>
          <table:table-cell office:value-type="string" calcext:value-type="string">
            <text:p>RES 0603 1K0 5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79-CRGCQ0603J1K0</text:p>
          </table:table-cell>
          <table:table-cell office:value-type="float" office:value="2861864" calcext:value-type="float">
            <text:p>2861864</text:p>
          </table:table-cell>
          <table:table-cell office:value-type="string" calcext:value-type="string">
            <text:p>WF06P-1K-5%</text:p>
          </table:table-cell>
          <table:table-cell office:value-type="string" calcext:value-type="string">
            <text:p>A130091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R11, R12, R13, R14, R15, R16, R17, R1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R3-0.5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3R30FKEA</text:p>
          </table:table-cell>
          <table:table-cell office:value-type="string" calcext:value-type="string">
            <text:p>RES SMD 3.3 OHM 1% 1/10W 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71-CRCW06033R30FKEA</text:p>
          </table:table-cell>
          <table:table-cell office:value-type="float" office:value="2447365" calcext:value-type="float">
            <text:p>2447365</text:p>
          </table:table-cell>
          <table:table-cell office:value-type="string" calcext:value-type="string">
            <text:p>ARG0603-3R3-0.5%</text:p>
          </table:table-cell>
          <table:table-cell office:value-type="string" calcext:value-type="string">
            <text:p>541-3.30HH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k7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88K7</text:p>
          </table:table-cell>
          <table:table-cell office:value-type="string" calcext:value-type="string">
            <text:p>RES 88.7K OHM 1% 1/10W 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652-CR0603FX-8872ELF</text:p>
          </table:table-cell>
          <table:table-cell office:value-type="float" office:value="2670914" calcext:value-type="float">
            <text:p>2670914</text:p>
          </table:table-cell>
          <table:table-cell office:value-type="string" calcext:value-type="string">
            <text:p>SMD0603-88.7K-1%</text:p>
          </table:table-cell>
          <table:table-cell office:value-type="string" calcext:value-type="string">
            <text:p>738-RMCF0603FT88K7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2K1L</text:p>
          </table:table-cell>
          <table:table-cell office:value-type="string" calcext:value-type="string">
            <text:p>RES SMD 22.1K OHM 1% 1/10W 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603-RC0603FR-0722K1L</text:p>
          </table:table-cell>
          <table:table-cell office:value-type="float" office:value="2694776" calcext:value-type="float">
            <text:p>2694776</text:p>
          </table:table-cell>
          <table:table-cell office:value-type="string" calcext:value-type="string">
            <text:p>SMD0603-22K1-1%</text:p>
          </table:table-cell>
          <table:table-cell office:value-type="string" calcext:value-type="string">
            <text:p>311-22.1KHR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-Switch_SMT_6x6mm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45SM43SMTR92 LFS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Tactile_Switch_6x6_SMT</text:p>
          </table:table-cell>
          <table:table-cell office:value-type="string" calcext:value-type="string">
            <text:p>611-PTS645SM43SMTR92</text:p>
          </table:table-cell>
          <table:table-cell office:value-type="float" office:value="2320087" calcext:value-type="float">
            <text:p>2320087</text:p>
          </table:table-cell>
          <table:table-cell office:value-type="string" calcext:value-type="string">
            <text:p>PTS645SM43SMTR92LF</text:p>
          </table:table-cell>
          <table:table-cell office:value-type="string" calcext:value-type="string">
            <text:p>CKN9112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42K6T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M32F042K6T6</text:p>
          </table:table-cell>
          <table:table-cell office:value-type="string" calcext:value-type="string">
            <text:p>IC MCU 32BIT 32KB FLASH 32LQFP</text:p>
          </table:table-cell>
          <table:table-cell office:value-type="string" calcext:value-type="string">
            <text:p>LQFP-32_7x7mm_P0.8mm</text:p>
          </table:table-cell>
          <table:table-cell office:value-type="string" calcext:value-type="string">
            <text:p>511-STM32F042K6T6</text:p>
          </table:table-cell>
          <table:table-cell office:value-type="float" office:value="2750629" calcext:value-type="float">
            <text:p>2750629</text:p>
          </table:table-cell>
          <table:table-cell office:value-type="string" calcext:value-type="string">
            <text:p>STM32F042K6T6</text:p>
          </table:table-cell>
          <table:table-cell office:value-type="string" calcext:value-type="string">
            <text:p>497-14647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23625CFPDRR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23625CFPDRRT</text:p>
          </table:table-cell>
          <table:table-cell office:value-type="string" calcext:value-type="string">
            <text:p>IC REG BUCK ADJ 2.5A 12SON</text:p>
          </table:table-cell>
          <table:table-cell office:value-type="string" calcext:value-type="string">
            <text:p>WSON12_3x3mm</text:p>
          </table:table-cell>
          <table:table-cell office:value-type="string" calcext:value-type="string">
            <text:p>595-LMR23625CFPDRRT</text:p>
          </table:table-cell>
          <table:table-cell table:number-columns-repeated="2"/>
          <table:table-cell office:value-type="string" calcext:value-type="string">
            <text:p>296-48825-1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A-3302E/DB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1703A-3302E/DB</text:p>
          </table:table-cell>
          <table:table-cell office:value-type="string" calcext:value-type="string">
            <text:p>IC REG LIN 3.3V 250MA SOT223-3</text:p>
          </table:table-cell>
          <table:table-cell office:value-type="string" calcext:value-type="string">
            <text:p>SOT-223-3(TAB-pin-2)</text:p>
          </table:table-cell>
          <table:table-cell office:value-type="string" calcext:value-type="string">
            <text:p>579-MCP1703AT3302EDB</text:p>
          </table:table-cell>
          <table:table-cell office:value-type="float" office:value="2113888" calcext:value-type="float">
            <text:p>2113888</text:p>
          </table:table-cell>
          <table:table-cell office:value-type="string" calcext:value-type="string">
            <text:p>MCP1703A-3302E/DB</text:p>
          </table:table-cell>
          <table:table-cell office:value-type="string" calcext:value-type="string">
            <text:p>MCP1703A-3302E/DB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U11, U12, U13, U14, U15, U16, U17, U1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R421UW6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CR421UW6-7</text:p>
          </table:table-cell>
          <table:table-cell office:value-type="string" calcext:value-type="string">
            <text:p>IC LED DRIVER SOT26</text:p>
          </table:table-cell>
          <table:table-cell office:value-type="string" calcext:value-type="string">
            <text:p>SOT-26-6</text:p>
          </table:table-cell>
          <table:table-cell office:value-type="string" calcext:value-type="string">
            <text:p>621-BCR421UW6-7</text:p>
          </table:table-cell>
          <table:table-cell office:value-type="float" office:value="3127238" calcext:value-type="float">
            <text:p>3127238</text:p>
          </table:table-cell>
          <table:table-cell office:value-type="string" calcext:value-type="string">
            <text:p>BCR421UW6-7</text:p>
          </table:table-cell>
          <table:table-cell office:value-type="string" calcext:value-type="string">
            <text:p>BCR421UW6-7DICT-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8G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M8G-16.000MHZ-4Y-T3</text:p>
          </table:table-cell>
          <table:table-cell office:value-type="string" calcext:value-type="string">
            <text:p>CRYSTAL 16.0000MHZ 10PF SMD</text:p>
          </table:table-cell>
          <table:table-cell office:value-type="string" calcext:value-type="string">
            <text:p>ABM8G</text:p>
          </table:table-cell>
          <table:table-cell office:value-type="string" calcext:value-type="string">
            <text:p>815-ABM8G-16-4YT3</text:p>
          </table:table-cell>
          <table:table-cell office:value-type="float" office:value="2467842" calcext:value-type="float">
            <text:p>2467842</text:p>
          </table:table-cell>
          <table:table-cell office:value-type="string" calcext:value-type="string">
            <text:p>ABM8-16.000MHZ-B2</text:p>
          </table:table-cell>
          <table:table-cell office:value-type="string" calcext:value-type="string">
            <text:p>535-10907-1-ND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3:33:58.168263379</meta:creation-date>
    <dc:date>2021-01-08T13:43:31.273127169</dc:date>
    <meta:editing-duration>PT9M32S</meta:editing-duration>
    <meta:editing-cycles>2</meta:editing-cycles>
    <meta:generator>LibreOffice/6.4.6.2$Linux_X86_64 LibreOffice_project/40$Build-2</meta:generator>
    <meta:document-statistic meta:table-count="1" meta:cell-count="262" meta:object-count="0"/>
  </office:meta>
</office:document-meta>
</file>